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F000002030E076F24.png" manifest:media-type="image/png"/>
  <manifest:file-entry manifest:full-path="Pictures/10000001000006AC0000027313359480.png" manifest:media-type="image/png"/>
  <manifest:file-entry manifest:full-path="Pictures/1000000100000532000002CC2FD4FC13.png" manifest:media-type="image/png"/>
  <manifest:file-entry manifest:full-path="Pictures/10000001000006BE000002D2E891CDE1.png" manifest:media-type="image/png"/>
  <manifest:file-entry manifest:full-path="Pictures/100000010000052D000002D301D4E2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5.165cm" draw:z-index="0"><draw:image xlink:href="Pictures/100000010000069F000002030E076F24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9.153cm" draw:z-index="0"><draw:image xlink:href="Pictures/1000000100000532000002CC2FD4FC13.png" xlink:type="simple" xlink:show="embed" xlink:actuate="onLoad" draw:mime-type="image/png"/></draw:frame></text:p>
      <text:p text:style-name="Standard"><draw:frame draw:style-name="fr1" draw:name="Picture 3" text:anchor-type="as-char" svg:width="17cm" svg:height="7.11cm" draw:z-index="0"><draw:image xlink:href="Pictures/10000001000006BE000002D2E891CDE1.png" xlink:type="simple" xlink:show="embed" xlink:actuate="onLoad" draw:mime-type="image/png"/></draw:frame></text:p>
      <text:p text:style-name="Standard"/>
      <text:p text:style-name="P1"><draw:frame draw:style-name="fr1" draw:name="Picture 4" text:anchor-type="as-char" svg:width="17cm" svg:height="9.276cm" draw:z-index="0"><draw:image xlink:href="Pictures/100000010000052D000002D301D4E259.png" xlink:type="simple" xlink:show="embed" xlink:actuate="onLoad" draw:mime-type="image/png"/></draw:frame></text:p>
      <text:p text:style-name="Standard"><draw:frame draw:style-name="fr1" draw:name="Picture 5" text:anchor-type="as-char" svg:width="17cm" svg:height="6.241cm" draw:z-index="0"><draw:image xlink:href="Pictures/10000001000006AC00000273133594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8-43-30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5" meta:object-count="0" meta:page-count="3" meta:paragraph-count="5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